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uk" fo:country="UA" style:language-asian="en" style:country-asian="US"/>
    </style:style>
    <style:style style:name="P7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fo:line-height="150%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11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uk" fo:country="UA" style:font-size-asian="14pt" style:font-size-complex="14pt"/>
    </style:style>
    <style:style style:name="T5" style:family="text">
      <style:text-properties style:font-name="Times New Roman" fo:font-size="14pt" fo:language="uk" fo:country="UA" style:font-size-asian="14pt" style:language-asian="en" style:country-asian="US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language-asian="en" style:country-asian="US"/>
    </style:style>
    <style:style style:name="T9" style:family="text">
      <style:text-properties style:font-name-asian="Times New Roman" style:language-asian="en" style:country-asian="US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В</text:span><text:span text:style-name="T6">ІДГУК</text:span></text:p>
      <text:p text:style-name="P7">керівника дипломного проекту освітньо-кваліфікаційного рівня «Бакалавр»</text:p>
      <text:p text:style-name="P2">на тему «СИСТЕМА РОЗПІЗНАВАННЯ ГРАФІЧНИХ ОБРАЗІВ НА ОСНОВІ ВИКОРИСТАННЯ ГРАФІЧНИХ ПРОЦЕСОРІВ» </text:p>
      <text:p text:style-name="P2">студента групи КП-91 Паляниці Олега Вікторовича</text:p>
      <text:p text:style-name="P4"><text:span text:style-name="T4">Дипломний проект студента Паляниці О.В. присвячений вирішенню проблеми розпізнавання графічних об'єктів у реальному часі. </text:span><text:span text:style-name="T1">Метою роботи</text:span><text:span text:style-name="T4"> є </text:span><text:span text:style-name="T4"><text:s/>реалізація методу Віоли-Джонса з прискоренням на паралельних архітектурах. Дипломний проект повністю відповідає поставленому завданню.</text:span></text:p>
      <text:p text:style-name="P5">Під час виконання проекту студент Паляниці О.В. продемонстрував ґрунтовні знання, а також здатність самостійно формулювати завдання, успішно їх вирішувати та ефективно працювати з джерелами.</text:p>
      <text:p text:style-name="P10"><text:span text:style-name="T4">Особистим здобутком Паляниці О.В. у рамках даного дипломного проекту є аналіз недоліків існуючого ПЗ та </text:span><text:bookmark text:name="_GoBack"/><text:span text:style-name="T4">реалізація програмного продукту, </text:span><text:span text:style-name="T5">що усуває деякі з цих недоліків.</text:span></text:p>
      <text:p text:style-name="P6"><text:span text:style-name="T2">Результати</text:span><text:span text:style-name="T7"> </text:span><text:span text:style-name="T2">досліджень</text:span><text:span text:style-name="T7"> </text:span><text:span text:style-name="T7">Паляниці О.В.</text:span><text:span text:style-name="T7"> </text:span><text:span text:style-name="T2">були</text:span><text:span text:style-name="T7"> </text:span><text:span text:style-name="T2">обговорені</text:span><text:span text:style-name="T7"> </text:span><text:span text:style-name="T2">на</text:span><text:span text:style-name="T7"> </text:span><text:span text:style-name="T7">Четвертій Міжнародній науково-практичній конференції «Методи та засоби кодування, захисту й ущільнення інформації» , м. Вінниця </text:span><text:span text:style-name="T2">,</text:span><text:span text:style-name="T7"> </text:span><text:span text:style-name="T2">яка</text:span><text:span text:style-name="T7"> </text:span><text:span text:style-name="T2">від</text:span><text:span text:style-name="T2">булась</text:span><text:span text:style-name="T7"> </text:span><text:span text:style-name="T2">у</text:span><text:span text:style-name="T7"> </text:span><text:span text:style-name="T2">квітні</text:span><text:span text:style-name="T7"> </text:span><text:span text:style-name="T2">2013</text:span><text:span text:style-name="T7"> </text:span><text:span text:style-name="T2">р.,</text:span><text:span text:style-name="T7"> </text:span><text:span text:style-name="T2">та</text:span><text:span text:style-name="T7"> </text:span><text:span text:style-name="T2">опубліковані</text:span><text:span text:style-name="T7"> </text:span><text:span text:style-name="T2">у</text:span><text:span text:style-name="T7"> </text:span><text:span text:style-name="T2">збірнику</text:span><text:span text:style-name="T7"> </text:span><text:span text:style-name="T2">конференції.</text:span></text:p>
      <text:p text:style-name="P9"><text:span text:style-name="T8">Вважаю, що дипломний проект Паляниці О.В. відповідає вимогам до бакалаврських робіт, а її автору, студенту Паляниці О.В., може бути п</text:span>рисуджена кваліфікація <text:span text:style-name="T9">«</text:span>Фахівець з розробки та тестування програмного забезпечення<text:span text:style-name="T9">»</text:span>.</text:p>
      <text:p text:style-name="P1"/>
      <text:p text:style-name="P3">Науковий керівник</text:p>
      <text:p text:style-name="P8">к.т.н, доцент кафедри </text:p>
      <text:p text:style-name="P8">системного програмування і </text:p>
      <text:p text:style-name="P8">спеціалізованих комп’ютерних систем<text:tab/><text:tab/><text:tab/><text:tab/>Марченко О.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74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hp </dc:creator>
    <meta:editing-cycles>14</meta:editing-cycles>
    <meta:print-date>2012-05-22T08:22:00</meta:print-date>
    <meta:creation-date>2012-05-22T05:25:00</meta:creation-date>
    <dc:date>2013-06-17T14:59:11</dc:date>
    <meta:editing-duration>PT13M4S</meta:editing-duration>
    <meta:generator>LibreOffice/3.5$Linux_X86_64 LibreOffice_project/350m1$Build-2</meta:generator>
    <meta:document-statistic meta:table-count="0" meta:image-count="0" meta:object-count="0" meta:page-count="1" meta:paragraph-count="13" meta:word-count="178" meta:character-count="1440" meta:non-whitespace-character-count="12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